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5"/>
    <style:style style:name="P14" style:family="paragraph" style:parent-style-name="Standard" style:list-style-name="L5"/>
    <style:style style:name="P15" style:family="paragraph" style:parent-style-name="Standard" style:list-style-name="L5"/>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7"/>
    <style:style style:name="P21" style:family="paragraph" style:parent-style-name="Standard" style:list-style-name="L7"/>
    <style:style style:name="P22" style:family="paragraph" style:parent-style-name="Standard" style:list-style-name="L7"/>
    <style:style style:name="P23" style:family="paragraph" style:parent-style-name="Standard" style:list-style-name="L7"/>
    <style:style style:name="P24" style:family="paragraph" style:parent-style-name="Standard" style:list-style-name="L7"/>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12"/>
    <style:style style:name="P29" style:family="paragraph" style:parent-style-name="Standard" style:list-style-name="L12"/>
    <style:style style:name="P30" style:family="paragraph" style:parent-style-name="Standard">
      <style:text-properties style:text-underline-style="solid" style:text-underline-width="auto" style:text-underline-color="font-color"/>
    </style:style>
    <style:style style:name="P31" style:family="paragraph" style:parent-style-name="Text_20_body" style:list-style-name="L8"/>
    <style:style style:name="P32" style:family="paragraph" style:parent-style-name="Text_20_body" style:list-style-name="L8"/>
    <style:style style:name="P33" style:family="paragraph" style:parent-style-name="Text_20_body" style:list-style-name="L8"/>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9"/>
    <style:style style:name="P37" style:family="paragraph" style:parent-style-name="Text_20_body" style:list-style-name="L9"/>
    <style:style style:name="P38" style:family="paragraph" style:parent-style-name="Text_20_body" style:list-style-name="L9"/>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AUTOR&gt;&gt;</text:p>
      <text:p text:style-name="Standard">François Déchelle, Eric Viara</text:p>
      <text:p text:style-name="Standard">&lt;&lt;/AUTOR&gt;&gt;</text:p>
      <text:p text:style-name="Standard">&lt;&lt;TITRE&gt;&gt;</text:p>
      <text:h text:style-name="Heading_20_1" text:outline-level="1">EyeDB, une base de données objet pour Linux</text:h>
      <text:p text:style-name="Standard">&lt;&lt;/TYTUL&gt;&gt;</text:p>
      <text:p text:style-name="Standard">&lt;&lt;LEAD&gt;&gt;</text:p>
      <text:p text:style-name="Standard">EyeDB est un système de gestion de bases de données orienté objet (SGBDO) open source qui a été développé initialement pour des projets de recherche en biologie moléculaire. Ses fonctionnalités avancées en font une plate-forme de choix pour construire des applications basées sur les technologies objet et manipulant des objets persistants.</text:p>
      <text:p text:style-name="Standard">&lt;&lt;/LEAD&gt;&gt;</text:p>
      <text:p text:style-name="Standard">&lt;&lt;RAMKA&gt;&gt;</text:p>
      <text:h text:style-name="Heading_20_3" text:outline-level="3">Cet article explique...</text:h>
      <text:list text:style-name="L1">
        <text:list-item>
          <text:p text:style-name="P2"><text:tab/>Ce que sont les bases de données objets,</text:p>
        </text:list-item>
        <text:list-item>
          <text:p text:style-name="P2"><text:tab/>Comment compiler et installer EyeDB,</text:p>
        </text:list-item>
        <text:list-item>
          <text:p text:style-name="P2"><text:tab/>Comment créer et utiliser une base EyeDB,</text:p>
        </text:list-item>
        <text:list-item>
          <text:p text:style-name="P2"><text:tab/>Comment développer avec EyeDB en Java ou en C++.</text:p>
        </text:list-item>
      </text:list>
      <text:h text:style-name="Heading_20_3" text:outline-level="3">Ce qu'il faut savoir...</text:h>
      <text:list text:style-name="L2">
        <text:list-item>
          <text:p text:style-name="P6"><text:tab/>Des connaissances minimales en bases de données,</text:p>
        </text:list-item>
        <text:list-item>
          <text:p text:style-name="P6"><text:tab/>Les principes de base de la conception objet (héritage, relations, polymorphisme...).</text:p>
        </text:list-item>
        <text:list-item>
          <text:p text:style-name="P6"><text:tab/>Compiler et installer un logiciel fourni sous forme de code source.</text:p>
        </text:list-item>
      </text:list>
      <text:p text:style-name="Standard">&lt;&lt;/RAMKA&gt;&gt;</text:p>
      <text:p text:style-name="Standard">&lt;&lt;RAMKA&gt;&gt;</text:p>
      <text:h text:style-name="Heading_20_3" text:outline-level="3">À propos des auteurs</text:h>
      <text:p text:style-name="Standard">François Déchelle est un consultant indépendant spécialiste des technologies objet et de l'open source. Il a travaillé à l'Ircam où il a développé le logiciel jMax; il travaille avec Eric Viara sur le projet EyeDB depuis plusieurs années. François Déchelle est aussi le "public project lead" de Creative Commons France.</text:p>
      <text:p text:style-name="Standard">Eric Viara est le directeur de la société SYSRA, spécialiste des technologies objet et des bases de données. Il travaille depuis 15 ans dans le domaine de la biologie moléculaire. Il est le concepteur principal et le directeur du projet EyeDB. </text:p>
      <text:p text:style-name="Standard">&lt;&lt;/RAMKA&gt;&gt;</text:p>
      <text:h text:style-name="Heading_20_2" text:outline-level="2">Qu'est-ce qu'une base de données objet ?</text:h>
      <text:p text:style-name="Standard">Une base de données objet est un cas particulier de base de données, mieux adapté à la programmation objet que les bases de données relationnelles.</text:p>
      <text:h text:style-name="Heading_20_4" text:outline-level="4">Bases de données relationnelles, bases objets, mapping objet/relationnel...</text:h>
      <text:p text:style-name="Standard">Les bases de données open source les plus connues, MySQL et PostgreSQL, sont des bases de données relationnelles : les données sont stockées dans des tables qui possèdent un certain nombre de colonnes ou <text:soft-page-break/>champs permettant de décrire des n-uplets (lignes ou enregistrements). Les champs doivent être de types simples : numériques (entiers, flottants), chaînes de caractères, dates... Ils ne peuvent pas être de type complexe: tableaux, collections, type composite. <text:s/>Un champ particulier d'une table peut être déclaré comme clé primaire (identifiant de manière unique un n-uplet) et certains champs peuvent être déclarés comme clés étrangères (clés primaires d'autres n-uplets, ce qui permet de créer des liens entre des tables).</text:p>
      <text:p text:style-name="Standard">Les bases de données objet modélisent les données directement sous forme d'objets. Un objet a un type (sa classe) et contient des données qui représentent son état. Un objet peut contenir des références à d'autres objets, ce qui rend la navigation dans des structures arborescentes immédiate.</text:p>
      <text:p text:style-name="Standard">Afin de concilier la programmation objet et la représentation relationnelle, des solution de mapping objet-relationnel sont apparues, la plus connue étant le framework open source Hibernate. Ces frameworks permettent de sauvegarder l'état d'un objet dans une base de données relationnelle. Toutefois, les bases de données relationnelles n'ont pas initialement été conçues dans ce but et les utiliser pour stocker des objets impose une contorsion souvent baptisée "erreur d'impédance objet-relationnel".</text:p>
      <text:p text:style-name="Standard">Une base de données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4" text:outline-level="4">Les caractéristiques de EyeDB</text:h>
      <text:p text:style-name="Standard">EyeDB est un système de gestion de bases de données objet, similaire à ce que sont MySQL et PostgreSQL pour les bases de données relationnelles.</text:p>
      <text:p text:style-name="Standard">EyeDB est organisé selon une architecture client/serveur classique pour les systèmes de gestion de bases de données : seul le serveur a accès aux fichiers stockant les données, tous les programmes accédant aux bases établissent une connexion avec le serveur et communiquent avec lui via un protocole de type RPC (Remote Procedure Call). Cette séparation permet de garantir une meilleure sécurité et intégrité des données stockées dans les bases de données. Elle permet également d'offrir un accès réseau au serveur de bases de données.</text:p>
      <text:p text:style-name="Standard"/>
      <text:p text:style-name="Standard">modèle objet avancé</text:p>
      <text:p text:style-name="Standard">transactions</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
      <text:p text:style-name="Standard">Enfin EyeDB est un SGBDO efficace et supportant la montée en charge de manière solide : EyeDB a été testé avec succès sur des bases de données de grande taille (plusieurs téra-octets et plusieurs milliards d'objets).</text:p>
      <text:h text:style-name="Heading_20_4" text:outline-level="4">Les projets similaires</text:h>
      <text:p text:style-name="Standard">Il existe relativement peu de projets open source de développement de systèmes de gestion de bases de données objets, probablement parce qu'un tel développement est assez complexe et que le marché est encore relativement étroit :</text:p>
      <text:list text:style-name="L3">
        <text:list-item>
          <text:p text:style-name="P9">db4o, <text:span text:style-name="T1">http://db4o.com</text:span>, est une base de données objet pour Java et .NET qui offre une solution de persistance d'objets facilement intégrable dans une application Java,</text:p>
        </text:list-item>
      </text:list>
      <text:list text:style-name="L4">
        <text:list-item>
          <text:p text:style-name="P10">Orient ODBMS, <text:span text:style-name="T1">http://www.orientechnologies.com/cms/?Solutions:Orient_ODBMS</text:span>, est un système de gestion de base de données objet supportant les langages C++ et Java</text:p>
        </text:list-item>
        <text:list-item>
          <text:p text:style-name="P10"><text:soft-page-break/>ZODB (Zope Object Database), <text:span text:style-name="T1">http://wiki.zope.org/ZODB</text:span>, est une base de données objet pour Python, intégrée dans le serveur d'application ZOPE mais pouvant aussi être utilisée indépendamment.</text:p>
        </text:list-item>
      </text:list>
      <text:p text:style-name="Standard"/>
      <text:h text:style-name="Heading_20_2" text:outline-level="2">Compiler et installer EyeDB</text:h>
      <text:p text:style-name="Standard">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Standard">La première étape consiste à télécharger l'archive de EyeDB depuis le site du projet EyeDB sur sourceforge (<text:span text:style-name="T1">http://sourceforge.net/projects/eyedb</text:span>). La version courante est la 2.8.5, l'archive s'appelle donc <text:span text:style-name="T1">eyedb-2.8.5.tar.bz2</text:span>.</text:p>
      <text:p text:style-name="Standard">Déplacez-vous dans le dossier où vous souhaitez déballer l'archive: <text:span text:style-name="T2">cd $HOME/eyedb</text:span> et déballez l'archive: <text:span text:style-name="T2">tar xvjf $HOME/Téléchargements/eyedb-2.8.5.tar.bz2</text:span>. Cette commande va créer un répertoire <text:span text:style-name="T1">eyedb-2.8.5</text:span></text:p>
      <text:p text:style-name="Standard">EyeDB a besoin d'un certain nombre de prérequis pour pouvoir être compilé. Ceux-ci peuvent être installés facilement car ils sont disponibles sous forme de packages pour la plupart des distributions Linux. Ces pré-requis sont les suivants:</text:p>
      <text:list text:style-name="L5">
        <text:list-item>
          <text:p text:style-name="P12">compilateur C++</text:p>
        </text:list-item>
        <text:list-item>
          <text:p text:style-name="P12">analyseur lexical flex</text:p>
        </text:list-item>
        <text:list-item>
          <text:p text:style-name="P12">analyseur syntaxique bison</text:p>
        </text:list-item>
        <text:list-item>
          <text:p text:style-name="P12">Java Development Kit</text:p>
        </text:list-item>
        <text:list-item>
          <text:p text:style-name="P12">processeur XML xsltproc et LaTeX, ceci uniquement si vous souhaitez reconstruire la documentation</text:p>
        </text:list-item>
      </text:list>
      <text:p text:style-name="Standard">Après avoir installé si nécessaire ces éléments, vous pouvez lancer la compilation de EyeDB. Si un prérequis indispensable est absent, le script configure vous signalera une erreur.</text:p>
      <text:p text:style-name="Standard">Déplacez-vous dans le dossier créé: </text:p>
      <text:p text:style-name="P1">cd $HOME/eyedb/eyedb-2.8.5</text:p>
      <text:p text:style-name="Standard">et lancer la configuration:</text:p>
      <text:p text:style-name="P1">./configure –prefix=$HOME/eyedb/install</text:p>
      <text:p text:style-name="Standard">L'option –prefix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Standard">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Standard">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créés dans le répertoire racine que vous avez choisi lors de la configuration (voir paragraphe précédent, le répertoire choisi était <text:span text:style-name="T1">$HOME/eyedb/install</text:span>).</text:p>
      <text:p text:style-name="Standard"><text:soft-page-break/>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HOME/eyedb/install/share/eyedb/tools/eyedb-post-install.sh</text:p>
      <text:p text:style-name="Standard">Une fois ce script exécuté, votre installation de EyeDB est opérationnelle. Vous pouvez la tester en lançant le serveur: </text:p>
      <text:p text:style-name="P1">$HOME/eyedb/install/sbin/eyedbctl start</text:p>
      <text:p text:style-name="Standard">Le message suivant doit s'afficher:</text:p>
      <text:p text:style-name="P1">Starting EyeDB Server</text:p>
      <text:p text:style-name="P1"><text:s/>Version <text:s text:c="5"/>V2.8.5</text:p>
      <text:p text:style-name="P1"><text:s/>Compiled <text:s text:c="4"/>Feb 10 2008 13:13:53</text:p>
      <text:p text:style-name="P1"><text:s/>Architecture i686-pc-linux-gnu</text:p>
      <text:p text:style-name="P1"><text:s/>Program Pid <text:s/>20998</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6">
        <text:list-item>
          <text:p text:style-name="P17"><text:span text:style-name="T2">eyedbctl start</text:span> pour démarrer le serveur,</text:p>
        </text:list-item>
        <text:list-item>
          <text:p text:style-name="P17"><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Standard">&lt;&lt;LISTING&gt;&gt;</text:p>
      <text:p text:style-name="Standard">Listing 1. L'affichage de l'état du serveur EyeDB avec la commande eyedbctl status.</text:p>
      <text:p text:style-name="Standard">$ eyedbctl status</text:p>
      <text:p text:style-name="Standard">EyeDB Server running since Sun Feb 10 13:21:16 2008</text:p>
      <text:p text:style-name="Standard"/>
      <text:p text:style-name="Standard"><text:s text:c="2"/>Version <text:s text:c="6"/>V2.8.5</text:p>
      <text:p text:style-name="Standard"><text:s text:c="2"/>Date <text:s text:c="9"/>Feb 10 2008 13:13:53</text:p>
      <text:p text:style-name="Standard"><text:s text:c="2"/>Architecture <text:s/>i686-pc-linux-gnu</text:p>
      <text:p text:style-name="Standard"><text:s text:c="2"/>Program Pid <text:s text:c="2"/>20998</text:p>
      <text:p text:style-name="Standard"><text:s text:c="2"/>Running Under francois</text:p>
      <text:p text:style-name="Standard"/>
      <text:p text:style-name="Standard"><text:s text:c="2"/>Listening on <text:s/>localhost:6240</text:p>
      <text:p text:style-name="Standard"><text:s text:c="16"/>localhost:/home/francois/projects/eyedb/install/var/lib/eyedb/pipes/eyedbd</text:p>
      <text:p text:style-name="Standard"><text:s text:c="2"/>Datafile Directory /home/francois/projects/eyedb/install/share</text:p>
      <text:p text:style-name="Standard"/>
      <text:p text:style-name="Standard"><text:s text:c="2"/>No Clients connected.</text:p>
      <text:p text:style-name="Standard">&lt;&lt;/LISTING&gt;&gt;</text:p>
      <text:h text:style-name="Heading_20_2" text:outline-level="2">Définir un schéma de données avec ODL</text:h>
      <text:p text:style-name="Standard">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text:soft-page-break/>Créer une base EyeDB</text:h>
      <text:p text:style-name="Standard">Pour créer une base de données EyeDB, utilisez la commande <text:span text:style-name="T2">eyedbadmin database create</text:span>, en donnant le nom de la base :</text:p>
      <text:p text:style-name="P1">eyedbadmin database create linuxplus</text:p>
      <text:p text:style-name="Standard">pour créer la base nommée <text:span text:style-name="T1">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1">eyedbadmin database list linuxplus</text:p>
      <text:h text:style-name="Heading_20_4" text:outline-level="4">Définir le schéma de la base avec ODL</text:h>
      <text:p text:style-name="Standard">Le langage ODL (Object Definition Language) est un langage qui a été défini par l'ODMG (Object Database Management Group).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7">
        <text:list-item>
          <text:p text:style-name="P19">un cours est caractérisé par un titre et une description</text:p>
        </text:list-item>
        <text:list-item>
          <text:p text:style-name="P19">un étudiant est caractérisé par un prénom, un nom et une année d'étude</text:p>
        </text:list-item>
        <text:list-item>
          <text:p text:style-name="P19">un professeur est caractérisé par un prénom et un nom</text:p>
        </text:list-item>
        <text:list-item>
          <text:p text:style-name="P19">un professeur est chargé d'un ou plusieurs cours</text:p>
        </text:list-item>
        <text:list-item>
          <text:p text:style-name="P19">un étudiant est inscrit à un ou plusieurs cours</text:p>
        </text:list-item>
        <text:list-item>
          <text:p text:style-name="P19">un cours a un seul professeur</text:p>
        </text:list-item>
      </text:list>
      <text:p text:style-name="Text_20_body">&lt;&lt;RYSUNEK&gt;&gt;</text:p>
      <text:p text:style-name="Standard">&lt;&lt;GRAFIKA file=eyedb_figure_01.tif&gt;&gt;</text:p>
      <text:p text:style-name="Standard">Figure 1. Schéma UML des classes de la base EyeDB</text:p>
      <text:p text:style-name="Standard">&lt;&lt;/RYSUNEK&gt;&gt;</text:p>
      <text:p text:style-name="Text_20_body">Le schéma ODL présenté listing 2 implémente ce modèle en introduisant :</text:p>
      <text:list text:style-name="L8">
        <text:list-item>
          <text:p text:style-name="P31">les attributs des différentes classes: firstname, lastname, begin_year, title, description,</text:p>
        </text:list-item>
        <text:list-item>
          <text:p text:style-name="P31">une super-classe Person qui factorise les attributs firsname et lastname des classes Student et Teacher,</text:p>
        </text:list-item>
        <text:list-item>
          <text:p text:style-name="P31">une relation entre Student et Course, représentant les cours auxquels un étudiant est inscrit</text:p>
        </text:list-item>
        <text:list-item>
          <text:p text:style-name="P31">une relation entre Teacher et Course représentant les cours dont un professeur est chargé.</text:p>
        </text:list-item>
      </text:list>
      <text:p text:style-name="Standard">&lt;&lt;LISTING lang=JAVA&gt;&gt;</text:p>
      <text:p text:style-name="Standard">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soft-page-break/>};</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9">
        <text:list-item>
          <text:p text:style-name="P35">le mot clé extends indique que les classes Student et Teacher héritent de la classe Personne,</text:p>
        </text:list-item>
        <text:list-item>
          <text:p text:style-name="P35">les attributs set&lt;Course *&gt; courses dans la classe Student et set&lt;Student *&gt; students dans la classe Course réalisent la relation entre un Etudiant et les Courses auxquels il est inscrit,</text:p>
        </text:list-item>
        <text:list-item>
          <text:p text:style-name="P35">les attributs set&lt;Course *&gt; courses dans la classe Teacher et Teacher *teacher dans la classe Course réalisent la relation entre un Course et le professeur qui en a la charge (un professeur peut être chargé de plusieurs cours, un cours a un seul professeur),</text:p>
        </text:list-item>
        <text:list-item>
          <text:p text:style-name="P35">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Emacs. Une fois ce fichier créé, mettez à jour le schéma de la base déjà créée avec la commande <text:span text:style-name="T2">eyedbodl</text:span> :</text:p>
      <text:p text:style-name="P1">eyedbodl -d linuxplus -u linuxplus.odl</text:p>
      <text:p text:style-name="Standard">Vérifiez que la mise à jour du schéma a correctement fonctionné en affichant ce schéma avec la commande :</text:p>
      <text:p text:style-name="P1">eyedbodl -d linuxplus –gencode=ODL</text:p>
      <text:p text:style-name="Standard">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text:p>
      <text:p text:style-name="Standard">OQL est un langage interprété : il n'y a pas de phase de compilation, tout ce que vous entrez comme commandes est immédiatement exécuté et affiché. Pour lancer l'interpréteur OQL, utilisez la commande :</text:p>
      <text:p text:style-name="P1">eyedboql -d linuxplus -w</text:p>
      <text:p text:style-name="Standard">L'option -d sert à spécifier la base à utiliser, l'option -w indique que vous allez écrire dans la base.</text:p>
      <text:h text:style-name="Heading_20_4" text:outline-level="4">Créer des objets avec OQL</text:h>
      <text:p text:style-name="Standard">La création d'objets se fait avec l'instruction new, de manière assez similaire à Java. L'opérateur new doit être suivi du nom de la classe à instancer, puis des valeurs à donner aux attributs de la classe en spécifiant l'attribut suivi de : suivi de la valeur, comme dans l'exemple suivant: </text:p>
      <text:p text:style-name="P1">c := new Course( title : "Langage C", description : "Le langage de programmation C") </text:p>
      <text:p text:style-name="Standard"><text:soft-page-break/>L'objet créé par new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Standard">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 de OQL, comme par exemple ainsi :</text:p>
      <text:p text:style-name="Standard"><text:span text:style-name="T2">oodbms.teacher := eric_viara;</text:span> </text:p>
      <text:p text:style-name="Standard">Ceci affectera l'objet eric_viara à l'attribut teacher de l'objet oodbms ce qui réalise la relation teacher entre la classe Course et la classe Teacher.</text:p>
      <text:p text:style-name="Standard">Dans le cas où la relation est de type n-aire, comme dans notre exemple la relation courses de la classe Student, il faut utiliser l'opérateur add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students entre la classe Course et la classe Student.</text:p>
      <text:p text:style-name="Standard">Vous trouverez un exemple complet d'affectations sur les attributs relations pour le schéma déjà présenté dans le listing 4.</text:p>
      <text:p text:style-name="Standard">&lt;&lt;LISTING lang=SQL&gt;&gt;</text:p>
      <text:p text:style-name="Standard">Listing 4.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10">
        <text:list-item>
          <text:p text:style-name="P25">la commande <text:span text:style-name="T2">\print</text:span> affiche le dernier objet manipulé, comme dans :</text:p>
        </text:list-item>
      </text:list>
      <text:p text:style-name="P1">? eric_viara;<text:line-break/>= 2634.5.228915:oid<text:line-break/><text:soft-page-break/>? \print<text:line-break/>Teacher {2634.5.228915:oid} = { <text:line-break/> <text:s text:c="7"/>firstname = "Eric";<text:line-break/> <text:s text:c="7"/>lastname = "Viara";</text:p>
      <text:list text:style-name="L11">
        <text:list-item>
          <text:p text:style-name="P26">la commande <text:span text:style-name="T2">\quit</text:span> permet de quitter l'interpréteur OQL</text:p>
        </text:list-item>
      </text:list>
      <text:h text:style-name="Heading_20_4" text:outline-level="4">Rechercher et modifier des objets avec OQL</text:h>
      <text:p text:style-name="Standard">Une fois des objets insérés dans la base, vous allez pouvoir les rechercher, les afficher, les modifier à l'aide de requêtes OQL.</text:p>
      <text:p text:style-name="Standard">La première forme de requête OQL permet d'afficher tous les objets d'une classe :</text:p>
      <text:p text:style-name="P1">? select Student;<text:line-break/>= bag(2663.6.15736:oid, 2661.6.91256:oid)<text:line-break/>? \print<text:line-break/>Student {2663.6.15736:oid} = { <text:line-break/> <text:s text:c="7"/>Person::firstname = "Suzan";<text:line-break/> <text:s text:c="7"/>Person::lastname = "Mulder";</text:p>
      <text:p text:style-name="Standard">Vous remarquerez qu'une requête OQL retourne un bag, c'est-à-dire une collection d'objets. Pour l'afficher, utilisez la commande OQL <text:span text:style-name="T2">\print</text:span>.</text:p>
      <text:p text:style-name="Standard">Pour rechercher les étudiants dont le prénom est "John", utilisez la requête OQL suivante:</text:p>
      <text:p text:style-name="P1">select Student.firstname = "John"; </text:p>
      <text:p text:style-name="Standard">Pour modifier un objet, vous pouvez chercher l'objet et le stocker dans un variable, puis le modifier:</text:p>
      <text:p text:style-name="P1">? x := first(select Student.firstname = "John");<text:line-break/>? x.firstname := "Mark";<text:line-break/>? x;<text:line-break/>? \print<text:line-break/>Student {2661.6.91256:oid} = { <text:line-break/> <text:s text:c="7"/>Person::firstname = "Mark";<text:line-break/> <text:s text:c="7"/>Person::lastname = "Harris";</text:p>
      <text:p text:style-name="Standard">Vous pouvez aussi procéder plus directement:</text:p>
      <text:p text:style-name="P1">? (select Student.firstname = "John").firstname := "Mark";</text:p>
      <text:p text:style-name="Standard">Le listing 5 donne des exemples complets de recherche d'objets avec OQL.</text:p>
      <text:p text:style-name="Standard">&lt;&lt;LISTING lang=SQL&gt;&gt;</text:p>
      <text:p text:style-name="Standard">Listing 5.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text:soft-page-break/>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Standard">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1">eyedbodl</text:span> avec l'option <text:span text:style-name="T2">–gencode=java</text:span>, qui va générer les sources Java correspondant à votre schéma ODL :</text:p>
      <text:p text:style-name="P1">eyedbodl --gencode=Java --package=linuxplus linuxplus.odl</text:p>
      <text:p text:style-name="Standard">Cette commande va générer un certain nombre de fichiers Java dans le sous-répertoire linuxplus; vous constaterez que en particulier les fichiers Person.java, Student.java, Teacher.java et Course.java ont été générés, correspondant aux classes définies dans votre schéma ODL.</text:p>
      <text:p text:style-name="Standard">Une fois ces fichiers générés, vous pouvez les compiler en lançant la commande suivante dans le répertoire <text:soft-page-break/>linuxplus créé :</text:p>
      <text:p text:style-name="P1">javac -cp $HOME/eyedb/install/lib/eyedb/java/eyedb.jar *.java</text:p>
      <text:p text:style-name="Standard">L'option <text:span text:style-name="T2">-cp $HOME/eyedb/install/lib/eyedb/java/eyedb.jar</text:span> permet de spécifier la bibliothèque java EyeDB; cette bibliothèque est compilée et installée lors de la compilation de EyeDB, si le compilateur Java est présent. Reportez-vous au chapitre "Compiler et installer EyeDB" pour plus d'information.</text:p>
      <text:h text:style-name="Heading_20_4" text:outline-level="4">Ecrire un programme Java utilisant les classes EyeDB</text:h>
      <text:p text:style-name="Standard">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2">
        <text:list-item>
          <text:p text:style-name="P27">avant d'ouvrir la base, il faut initialiser les packages</text:p>
        </text:list-item>
        <text:list-item>
          <text:p text:style-name="P27">la création et l'écriture d'objets doit toujours se faire à l'intérieur d'une transaction</text:p>
        </text:list-item>
        <text:list-item>
          <text:p text:style-name="P27">à chaque attribut défini dans le schéma ODL correspond une méthode Java set </text:p>
        </text:list-item>
      </text:list>
      <text:p text:style-name="Standard">&lt;&lt;LISTING lang=Java&gt;&gt;</text:p>
      <text:p text:style-name="Standard">Listing 6. Un programme Java simple utilisant une base EyeDB</text:p>
      <text:p text:style-name="Standard">import linuxplus.*;</text:p>
      <text:p text:style-name="Standard"/>
      <text:p text:style-name="Standard">class Test {</text:p>
      <text:p text:style-name="Standard"><text:s text:c="4"/>public static void main( String[] args)</text:p>
      <text:p text:style-name="Standard"><text:s text:c="4"/>{</text:p>
      <text:p text:style-name="Standard"><text:s text:c="6"/>try {</text:p>
      <text:p text:style-name="Standard"><text:s text:c="10"/>// Initialisation du package 'eyedb'</text:p>
      <text:p text:style-name="Standard"><text:s text:c="10"/>org.eyedb.Root.init("Test", args);</text:p>
      <text:p text:style-name="Standard"><text:s text:c="5"/></text:p>
      <text:p text:style-name="Standard"><text:s text:c="10"/>// Initialisation du package 'linuxplus'</text:p>
      <text:p text:style-name="Standard"><text:s text:c="10"/>linuxplus.Database.init();</text:p>
      <text:p text:style-name="Standard"/>
      <text:p text:style-name="Standard"><text:s text:c="10"/>// Ouverture de la base "linuxplus"</text:p>
      <text:p text:style-name="Standard"><text:s text:c="10"/>linuxplus.Database db = new linuxplus.Database("linuxplus");</text:p>
      <text:p text:style-name="Standard"><text:s text:c="10"/>org.eyedb.Connection conn = new org.eyedb.Connection();</text:p>
      <text:p text:style-name="Standard"><text:s text:c="10"/>db.open(conn, org.eyedb.Database.DBRW);</text:p>
      <text:p text:style-name="Standard"/>
      <text:p text:style-name="Standard"><text:s text:c="10"/>// Ouverture d'une transaction</text:p>
      <text:p text:style-name="Standard"><text:s text:c="10"/>db.transactionBegin();</text:p>
      <text:p text:style-name="Standard"/>
      <text:p text:style-name="Standard"><text:s text:c="10"/>// Creation d'objets</text:p>
      <text:p text:style-name="Standard"><text:s text:c="10"/>Course oodbms = new Course( db);</text:p>
      <text:p text:style-name="Standard"><text:s text:c="10"/>oodbms.setTitle( "OODBMS");</text:p>
      <text:p text:style-name="Standard"><text:s text:c="10"/>oodbms.setDescription( "Object database management systems"); </text:p>
      <text:p text:style-name="Standard"/>
      <text:p text:style-name="Standard"><text:s text:c="10"/>Student john_harris = new Student( db);</text:p>
      <text:p text:style-name="Standard"><text:s text:c="10"/>john_harris.setFirstname( "John");</text:p>
      <text:p text:style-name="Standard"><text:s text:c="10"/>john_harris.setLastname( "Harris");</text:p>
      <text:p text:style-name="Standard"><text:s text:c="10"/>john_harris.setBeginYear( (short)2002); </text:p>
      <text:p text:style-name="Standard"/>
      <text:p text:style-name="Standard"><text:s text:c="10"/>Teacher eric_viara = new Teacher( db);</text:p>
      <text:p text:style-name="Standard"><text:soft-page-break/><text:s text:c="10"/>eric_viara.setFirstname( "Eric");</text:p>
      <text:p text:style-name="Standard"><text:s text:c="10"/>eric_viara.setLastname( "Viara");</text:p>
      <text:p text:style-name="Standard"/>
      <text:p text:style-name="Standard"><text:s text:c="10"/>oodbms.setTeacher( eric_viara); </text:p>
      <text:p text:style-name="Standard"/>
      <text:p text:style-name="Standard"><text:s text:c="10"/>john_harris.addToCoursesColl(oodbms);</text:p>
      <text:p text:style-name="Standard"/>
      <text:p text:style-name="Standard"><text:s text:c="10"/>// Ecriture des objets dans la base</text:p>
      <text:p text:style-name="Standard"><text:s text:c="10"/>oodbms.store(org.eyedb.RecMode.FullRecurs);</text:p>
      <text:p text:style-name="Standard"><text:s text:c="10"/>eric_viara.store(org.eyedb.RecMode.FullRecurs);</text:p>
      <text:p text:style-name="Standard"><text:s text:c="10"/>john_harris.store(org.eyedb.RecMode.FullRecurs);</text:p>
      <text:p text:style-name="Standard"/>
      <text:p text:style-name="Standard"><text:s text:c="10"/>// Affichage d'un objet</text:p>
      <text:p text:style-name="Standard"><text:s text:c="10"/>oodbms.trace();</text:p>
      <text:p text:style-name="Standard"/>
      <text:p text:style-name="Standard"><text:s text:c="10"/>// Fin de la transaction</text:p>
      <text:p text:style-name="Standard"><text:s text:c="10"/>db.transactionCommit();</text:p>
      <text:p text:style-name="Standard"><text:s text:c="6"/>}</text:p>
      <text:p text:style-name="Standard"><text:s text:c="6"/>catch(org.eyedb.Exception e) {</text:p>
      <text:p text:style-name="Standard"><text:s text:c="10"/>e.printStackTrace();</text:p>
      <text:p text:style-name="Standard"><text:s text:c="6"/>}</text:p>
      <text:p text:style-name="Standard"><text:s text:c="4"/>}</text:p>
      <text:p text:style-name="Standard">}</text:p>
      <text:p text:style-name="Standard">&lt;&lt;/LISTING&gt;&gt;</text:p>
      <text:p text:style-name="Standard">Sauvegardez ce code dans un fichier Test.java, que vous pouvez ensuite compiler avec la commande :</text:p>
      <text:p text:style-name="P1">javac -cp $HOME/eyedb/install/lib/eyedb/java/eyedb.jar:. Test.java</text:p>
      <text:p text:style-name="Standard">et exécuter avec la commande :</text:p>
      <text:p text:style-name="P1">java -cp $HOME/eyedb/install/lib/eyedb/java/eyedb.jar:. Test –user=XXX</text:p>
      <text:p text:style-name="P1">2929.6.260716:oid Teacher = {</text:p>
      <text:p text:style-name="P1"><text:tab/>Person::firstname = "Eric";</text:p>
      <text:p text:style-name="P1"><text:tab/>Person::lastname = "Viara";</text:p>
      <text:p text:style-name="P1">...</text:p>
      <text:p text:style-name="Standard">en remplaçant XXX par votre nom d'utilisateur Unix.</text:p>
      <text:p text:style-name="Standard">N'oubliez pas de lancer le serveur EyeDB avec <text:span text:style-name="T2">eyedbctl start</text:span> avant de lancer votre programme.</text:p>
      <text:p text:style-name="Standard">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Standard">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text:soft-page-break/>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classes ODL que vous avez définies.</text:p>
      <text:p text:style-name="Standard">Pour générer les sources C++, utilisez la commande <text:span text:style-name="T1">eyedbodl</text:span> avec l'option <text:span text:style-name="T2">–gencode=C++</text:span> :</text:p>
      <text:p text:style-name="P1">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Standard">Le listing 7 donne un programme C++ simple qui utilise une base EyeDB, crée quelques objets et les stocke dans la base, de manière similaire au code OQL donné dans les listings 3 et 4. Ce programme est assez semblable au programme Java donné dans le listing 6.</text:p>
      <text:p text:style-name="Standard">&lt;&lt;LISTING lang=C++&gt;&gt;</text:p>
      <text:p text:style-name="Standard">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 text:c="4"/>oodbms-&gt;setDescription( "Object database management systems"); </text:p>
      <text:p text:style-name="Standard"/>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 text:c="4"/>eric_viara-&gt;setLastname( "Viara");</text:p>
      <text:p text:style-name="Standard"><text:soft-page-break/></text:p>
      <text:p text:style-name="Standard"><text:s text:c="4"/>oodbms-&gt;setTeacher( eric_viara); </text:p>
      <text:p text:style-name="Standard"/>
      <text:p text:style-name="Standard"><text:s text:c="4"/>john_harris-&gt;addToCoursesColl(oodbms);</text:p>
      <text:p text:style-name="Standard"/>
      <text:p text:style-name="Standard"><text:s text:c="4"/>// Ecriture des objets dans la base</text:p>
      <text:p text:style-name="Standard"><text:s text:c="4"/>oodbms-&gt;store(eyedb::RecMode::FullRecurs);</text:p>
      <text:p text:style-name="Standard"><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xt:span text:style-name="T1">test.cc</text:span> que pouvez compiler ce programme en utilisant le fichier <text:span text:style-name="T1">Makefile.linuxplus</text:span> qui a été généré par eyedbodl lors de la traduction du fichier ODL en code C++, à l'aide de la commande suivante :</text:p>
      <text:p text:style-name="P1">make -f Makefile.linuxplus client_program=test</text:p>
      <text:p text:style-name="Standard">Ceci va créer un exécutable nommé test, que vous pouvez ensuite lancer avec :</text:p>
      <text:p text:style-name="P1">./test</text:p>
      <text:p text:style-name="P1">Teacher {2906.6.826230:oid} = { </text:p>
      <text:p text:style-name="P1"><text:s text:c="8"/>Person::firstname = "Eric";</text:p>
      <text:p text:style-name="P1"><text:s text:c="8"/>Person::lastname = "Viara";</text:p>
      <text:p text:style-name="P1">...</text:p>
      <text:p text:style-name="Standard">N'oubliez pas de lancer le serveur EyeDB avec <text:span text:style-name="T2">eyedbctl start</text:span> avant de lancer votre programme.</text:p>
      <text:p text:style-name="Standard">L'interface de programmation C++ de EyeDB permet également de rechercher des objets à l'aide de requêtes OQL. Pour plus d'information, reportez-vous à la documentation de EyeDB.</text:p>
      <text:h text:style-name="Heading_20_2" text:outline-level="2">Conclusio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10T17:50:54</dc:date>
    <meta:print-date>2003-07-10T16:14:58</meta:print-date>
    <meta:editing-cycles>792</meta:editing-cycles>
    <meta:editing-duration>P1DT13H5M12S</meta:editing-duration>
    <meta:user-defined meta:name="Info 1"/>
    <meta:user-defined meta:name="Info 2"/>
    <meta:user-defined meta:name="Info 3"/>
    <meta:user-defined meta:name="Info 4"/>
    <meta:document-statistic meta:table-count="0" meta:image-count="0" meta:object-count="0" meta:page-count="13" meta:paragraph-count="385" meta:word-count="4173" meta:character-count="28852"/>
  </office:meta>
</office:document-meta>
</file>